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 style:list-style-name="L8"/>
    <style:style style:name="P4" style:family="paragraph" style:parent-style-name="Preformatted_20_Text" style:list-style-name="L8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wesome, you're doing great so far! Since you're in the <text:span text:style-name="Strong_20_Emphasis">backend stage</text:span> now for your Rentify app (with <text:span text:style-name="Strong_20_Emphasis">MongoDB</text:span>, <text:span text:style-name="Strong_20_Emphasis">Node.js</text:span>, and <text:span text:style-name="Strong_20_Emphasis">REST APIs</text:span>), let’s lay out a <text:span text:style-name="Strong_20_Emphasis">clear, step-by-step guide</text:span> for backend development.</text:p>
      <text:p text:style-name="Text_20_body">We'll break it down like a <text:span text:style-name="Strong_20_Emphasis">real-world backend workflow</text:span> — scalable, clean, and modular — and you can ask me for help at each step. Here’s the full roadmap:</text:p>
      <text:p text:style-name="Horizontal_20_Line"/>
      <text:h text:style-name="Heading_20_2" text:outline-level="2">✅ BACKEND DEVELOPMENT ROADMAP for RENTIFY (Step-by-Step)</text:h>
      <text:p text:style-name="Horizontal_20_Line"/>
      <text:h text:style-name="Heading_20_3" text:outline-level="3"><text:span text:style-name="Strong_20_Emphasis">STEP 1: Set Up Project Boilerplate</text:span></text:h>
      <text:p text:style-name="Quotations">🎯 Goal: Initialize Node project, setup Express server, and folder structure</text:p>
      <text:list xml:id="list28901887" text:style-name="L2">
        <text:list-item>
          <text:p text:style-name="P6"><text:span text:style-name="Source_20_Text">npm init -y</text:span></text:p>
        </text:list-item>
        <text:list-item>
          <text:p text:style-name="P6">Install core packages:</text:p>
          <text:p text:style-name="P2"><text:span text:style-name="Source_20_Text">npm install express mongoose dotenv</text:span></text:p>
        </text:list-item>
        <text:list-item>
          <text:p text:style-name="P6">Setup folders:</text:p>
          <text:p text:style-name="P1"><text:span text:style-name="Source_20_Text">rentify-backend/</text:span></text:p>
          <text:p text:style-name="P1"><text:span text:style-name="Source_20_Text">├── app.js</text:span></text:p>
          <text:p text:style-name="P1"><text:span text:style-name="Source_20_Text">├── server.js</text:span></text:p>
          <text:p text:style-name="P1"><text:span text:style-name="Source_20_Text">├── routes/</text:span></text:p>
          <text:p text:style-name="P1"><text:span text:style-name="Source_20_Text">├── controllers/</text:span></text:p>
          <text:p text:style-name="P1"><text:span text:style-name="Source_20_Text">├── models/</text:span></text:p>
          <text:p text:style-name="P1"><text:span text:style-name="Source_20_Text">├── config/</text:span></text:p>
          <text:p text:style-name="P1"><text:span text:style-name="Source_20_Text">├── middlewares/</text:span></text:p>
          <text:p text:style-name="P2"><text:span text:style-name="Source_20_Text">├── .env</text:span></text:p>
        </text:list-item>
      </text:list>
      <text:p text:style-name="Text_20_body"><text:span text:style-name="Strong_20_Emphasis">You can ask me:</text:span> <text:span text:style-name="Emphasis">“Help me write app.js and server.js with MongoDB connection”</text:span></text:p>
      <text:p text:style-name="Horizontal_20_Line"/>
      <text:h text:style-name="Heading_20_3" text:outline-level="3"><text:span text:style-name="Strong_20_Emphasis">STEP 2: Create MongoDB Connection</text:span></text:h>
      <text:p text:style-name="Quotations">🎯 Goal: Create and export a MongoDB connection file using Mongoose</text:p>
      <text:list xml:id="list4042906615" text:style-name="L3">
        <text:list-item>
          <text:p text:style-name="P7">Add to <text:span text:style-name="Source_20_Text">config/db.js</text:span></text:p>
        </text:list-item>
        <text:list-item>
          <text:p text:style-name="P7">Use <text:span text:style-name="Source_20_Text">.env</text:span> for DB URL</text:p>
        </text:list-item>
      </text:list>
      <text:p text:style-name="Text_20_body"><text:span text:style-name="Strong_20_Emphasis">You can ask me:</text:span> <text:span text:style-name="Emphasis">“How to connect Mongoose using .env securely?”</text:span></text:p>
      <text:p text:style-name="Horizontal_20_Line"/>
      <text:h text:style-name="Heading_20_3" text:outline-level="3"><text:span text:style-name="Strong_20_Emphasis">STEP 3: Define Your Core Models</text:span></text:h>
      <text:p text:style-name="Quotations">🎯 Goal: Create Mongoose models (schemas) for core entities</text:p>
      <text:p text:style-name="Text_20_body">Common models:</text:p>
      <text:list xml:id="list1281814462" text:style-name="L4">
        <text:list-item>
          <text:p text:style-name="P8"><text:soft-page-break/><text:span text:style-name="Source_20_Text">User.js</text:span></text:p>
        </text:list-item>
        <text:list-item>
          <text:p text:style-name="P8"><text:span text:style-name="Source_20_Text">Listing.js</text:span></text:p>
        </text:list-item>
        <text:list-item>
          <text:p text:style-name="P8"><text:span text:style-name="Source_20_Text">Booking.js</text:span></text:p>
        </text:list-item>
        <text:list-item>
          <text:p text:style-name="P8"><text:span text:style-name="Source_20_Text">Category.js</text:span></text:p>
        </text:list-item>
        <text:list-item>
          <text:p text:style-name="P8"><text:span text:style-name="Source_20_Text">Review.js</text:span></text:p>
        </text:list-item>
      </text:list>
      <text:p text:style-name="Text_20_body"><text:span text:style-name="Strong_20_Emphasis">You can ask me:</text:span> <text:span text:style-name="Emphasis">“How should Listing model look for house, flat, pg?”</text:span></text:p>
      <text:p text:style-name="Horizontal_20_Line"/>
      <text:h text:style-name="Heading_20_3" text:outline-level="3"><text:span text:style-name="Strong_20_Emphasis">STEP 4: Create REST API Routes</text:span></text:h>
      <text:p text:style-name="Quotations">🎯 Goal: Design endpoints for CRUD operations and business logic</text:p>
      <text:p text:style-name="Text_20_body">Examples:</text:p>
      <text:list xml:id="list952060555" text:style-name="L5">
        <text:list-item>
          <text:p text:style-name="P9"><text:span text:style-name="Source_20_Text">GET /listings</text:span></text:p>
        </text:list-item>
        <text:list-item>
          <text:p text:style-name="P9"><text:span text:style-name="Source_20_Text">POST /auth/register</text:span></text:p>
        </text:list-item>
        <text:list-item>
          <text:p text:style-name="P9"><text:span text:style-name="Source_20_Text">POST /bookings</text:span></text:p>
        </text:list-item>
        <text:list-item>
          <text:p text:style-name="P9"><text:span text:style-name="Source_20_Text">GET /categories</text:span></text:p>
        </text:list-item>
      </text:list>
      <text:p text:style-name="Text_20_body">Structure:</text:p>
      <text:list xml:id="list35543621" text:style-name="L6">
        <text:list-item>
          <text:p text:style-name="P10">Define routes → <text:span text:style-name="Source_20_Text">routes/listings.js</text:span></text:p>
        </text:list-item>
        <text:list-item>
          <text:p text:style-name="P10">Use controller functions → <text:span text:style-name="Source_20_Text">controllers/listingController.js</text:span></text:p>
        </text:list-item>
      </text:list>
      <text:p text:style-name="Text_20_body"><text:span text:style-name="Strong_20_Emphasis">You can ask me:</text:span> <text:span text:style-name="Emphasis">“How do I create a RESTful route and controller for adding listings?”</text:span></text:p>
      <text:p text:style-name="Horizontal_20_Line"/>
      <text:h text:style-name="Heading_20_3" text:outline-level="3"><text:span text:style-name="Strong_20_Emphasis">STEP 5: Add Middleware</text:span></text:h>
      <text:p text:style-name="Quotations">🎯 Goal: Add custom middleware for:</text:p>
      <text:list xml:id="list3719084755" text:style-name="L7">
        <text:list-item>
          <text:p text:style-name="P11">Error handling</text:p>
        </text:list-item>
        <text:list-item>
          <text:p text:style-name="P11">Authentication (JWT later)</text:p>
        </text:list-item>
        <text:list-item>
          <text:p text:style-name="P11">Validation</text:p>
        </text:list-item>
      </text:list>
      <text:p text:style-name="Text_20_body"><text:span text:style-name="Strong_20_Emphasis">You can ask me:</text:span> <text:span text:style-name="Emphasis">“Show me error handling middleware and how to use it”</text:span></text:p>
      <text:p text:style-name="Horizontal_20_Line"/>
      <text:h text:style-name="Heading_20_3" text:outline-level="3"><text:span text:style-name="Strong_20_Emphasis">STEP 6: Environment Config &amp; Testing</text:span></text:h>
      <text:p text:style-name="Quotations">🎯 Goal: Use <text:span text:style-name="Source_20_Text">.env</text:span>, test APIs using Postman or Thunder Client</text:p>
      <text:list xml:id="list12111569" text:style-name="L8">
        <text:list-item>
          <text:p text:style-name="P12"><text:span text:style-name="Source_20_Text">.env</text:span> example:</text:p>
          <text:p text:style-name="P3"><text:span text:style-name="Source_20_Text">PORT=3000</text:span></text:p>
          <text:p text:style-name="P4"><text:span text:style-name="Source_20_Text">MONGO_URI=mongodb://localhost:27017/rentify</text:span></text:p>
        </text:list-item>
      </text:list>
      <text:p text:style-name="Text_20_body"><text:soft-page-break/><text:span text:style-name="Strong_20_Emphasis">You can ask me:</text:span> <text:span text:style-name="Emphasis">“What should I test for listing APIs?”</text:span></text:p>
      <text:p text:style-name="Horizontal_20_Line"/>
      <text:h text:style-name="Heading_20_3" text:outline-level="3"><text:span text:style-name="Strong_20_Emphasis">STEP 7: Add Authentication (Optional but Important)</text:span></text:h>
      <text:p text:style-name="Quotations">🎯 Goal: User login, register, and secure routes with JWT</text:p>
      <text:p text:style-name="Text_20_body"><text:span text:style-name="Strong_20_Emphasis">You can ask me:</text:span> <text:span text:style-name="Emphasis">“Help me build register/login with JWT and hashed passwords”</text:span></text:p>
      <text:p text:style-name="Horizontal_20_Line"/>
      <text:h text:style-name="Heading_20_3" text:outline-level="3"><text:span text:style-name="Strong_20_Emphasis">STEP 8: Connect to Frontend (Mobile App or Postman First)</text:span></text:h>
      <text:p text:style-name="Quotations">🎯 Goal: Test the backend with Figma prototype logic or Postman</text:p>
      <text:list xml:id="list3941476122" text:style-name="L9">
        <text:list-item>
          <text:p text:style-name="P13">Call REST APIs from mobile frontend later (React Native, Flutter, etc.)</text:p>
        </text:list-item>
      </text:list>
      <text:p text:style-name="Horizontal_20_Line"/>
      <text:h text:style-name="Heading_20_3" text:outline-level="3">✅ OPTIONAL: Admin APIs, Payment, Booking Logic</text:h>
      <text:p text:style-name="Horizontal_20_Line"/>
      <text:p text:style-name="Text_20_body">Let me know where you are right now and I’ll walk with you step-by-step.<text:line-break/>Which step would you like to start or continue from?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29:33.967355201</meta:creation-date>
    <dc:date>2025-04-23T22:30:27.014246375</dc:date>
    <meta:editing-duration>PT54S</meta:editing-duration>
    <meta:editing-cycles>1</meta:editing-cycles>
    <meta:document-statistic meta:table-count="0" meta:image-count="0" meta:object-count="0" meta:page-count="3" meta:paragraph-count="64" meta:word-count="436" meta:character-count="2524" meta:non-whitespace-character-count="2183"/>
    <meta:generator>LibreOffice/7.3.7.2$Linux_X86_64 LibreOffice_project/30$Build-2</meta:generator>
  </office:meta>
</office:document-meta>
</file>